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1ce" officeooo:paragraph-rsid="000af1ce"/>
    </style:style>
    <style:style style:name="P2" style:family="paragraph" style:parent-style-name="Standard" style:list-style-name="L1">
      <style:text-properties officeooo:rsid="000af1ce" officeooo:paragraph-rsid="000af1ce"/>
    </style:style>
    <style:style style:name="P3" style:family="paragraph" style:parent-style-name="Standard">
      <style:text-properties fo:font-weight="bold" officeooo:rsid="000af1ce" officeooo:paragraph-rsid="000af1ce" style:font-weight-asian="bold" style:font-weight-complex="bold"/>
    </style:style>
    <style:style style:name="P4" style:family="paragraph" style:parent-style-name="Standard" style:list-style-name="L3">
      <style:text-properties fo:font-weight="bold" officeooo:rsid="000af1ce" officeooo:paragraph-rsid="000af1ce" style:font-weight-asian="bold" style:font-weight-complex="bold"/>
    </style:style>
    <style:style style:name="P5" style:family="paragraph" style:parent-style-name="Standard" style:list-style-name="L4">
      <style:text-properties fo:font-weight="bold" officeooo:rsid="000af1ce" officeooo:paragraph-rsid="000af1ce" style:font-weight-asian="bold" style:font-weight-complex="bold"/>
    </style:style>
    <style:style style:name="P6" style:family="paragraph" style:parent-style-name="Standard" style:list-style-name="L1">
      <style:text-properties fo:font-weight="bold" officeooo:rsid="000af1ce" officeooo:paragraph-rsid="000af1ce" style:font-weight-asian="bold" style:font-weight-complex="bold"/>
    </style:style>
    <style:style style:name="P7" style:family="paragraph" style:parent-style-name="Standard" style:list-style-name="L2">
      <style:text-properties fo:font-weight="bold" officeooo:rsid="000af1ce" officeooo:paragraph-rsid="000af1ce" style:font-weight-asian="bold" style:font-weight-complex="bold"/>
    </style:style>
    <style:style style:name="P8" style:family="paragraph" style:parent-style-name="Standard" style:list-style-name="L2">
      <style:text-properties fo:font-weight="normal" officeooo:rsid="000af1ce" officeooo:paragraph-rsid="000af1ce" style:font-weight-asian="normal" style:font-weight-complex="normal"/>
    </style:style>
    <style:style style:name="P9" style:family="paragraph" style:parent-style-name="Standard">
      <style:text-properties fo:font-weight="normal" officeooo:rsid="000af1ce" officeooo:paragraph-rsid="000af1ce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0af1ce" officeooo:paragraph-rsid="000af1ce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0af1ce" officeooo:paragraph-rsid="000af1ce" style:font-weight-asian="normal" style:font-weight-complex="normal"/>
    </style:style>
    <style:style style:name="P12" style:family="paragraph" style:parent-style-name="Text_20_body">
      <style:text-properties officeooo:rsid="000cb58d" officeooo:paragraph-rsid="000cb58d"/>
    </style:style>
    <style:style style:name="P13" style:family="paragraph" style:parent-style-name="Subtitle">
      <style:text-properties officeooo:rsid="000cb58d" officeooo:paragraph-rsid="000cb58d"/>
    </style:style>
    <style:style style:name="P14" style:family="paragraph" style:parent-style-name="Table_20_Contents">
      <style:text-properties officeooo:rsid="000af1ce" officeooo:paragraph-rsid="000af1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b58d"/>
    </style:style>
    <style:style style:name="T3" style:family="text">
      <style:text-properties officeooo:rsid="000ef5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4 Sprint Plan</text:p>
      <text:p text:style-name="P12">Team 27: Abhigyan Ghosh, Tanmay Sinha,Puru Gupta, Sriven Reddy </text:p>
      <text:p text:style-name="P3">Sprint 1</text:p>
      <text:list xml:id="list2732277480" text:style-name="L1">
        <text:list-item>
          <text:p text:style-name="P2"><text:span text:style-name="T1">Identification: </text:span></text:p>
          <text:list>
            <text:list-item>
              <text:p text:style-name="P2">Get a list of websites</text:p>
            </text:list-item>
            <text:list-item>
              <text:p text:style-name="P2">Check if API available</text:p>
            </text:list-item>
            <text:list-item>
              <text:p text:style-name="P2">Check if transcript is manually generated</text:p>
            </text:list-item>
          </text:list>
        </text:list-item>
        <text:list-item>
          <text:p text:style-name="P6">Automation:</text:p>
          <text:list>
            <text:list-item>
              <text:p text:style-name="P2">Make a script to download video and transcript</text:p>
            </text:list-item>
            <text:list-item>
              <text:p text:style-name="P2">Make a script to feed downloaded video to ffmpeg/libvcodec</text:p>
            </text:list-item>
          </text:list>
        </text:list-item>
      </text:list>
      <text:p text:style-name="P1"><text:s/><text:span text:style-name="T1">Sprint 2</text:span></text:p>
      <text:list xml:id="list1800259032" text:style-name="L2">
        <text:list-item>
          <text:p text:style-name="P7">Quality of Data:</text:p>
          <text:list>
            <text:list-item>
              <text:p text:style-name="P8">Include data with multiple speakers, background noise</text:p>
            </text:list-item>
            <text:list-item>
              <text:p text:style-name="P8">Data should have Indian accent</text:p>
            </text:list-item>
          </text:list>
        </text:list-item>
        <text:list-item>
          <text:p text:style-name="P7">Database/File System Creation: </text:p>
          <text:list>
            <text:list-item>
              <text:p text:style-name="P8">Plan out a database schema and file structure to hold the downloaded data</text:p>
            </text:list-item>
          </text:list>
        </text:list-item>
      </text:list>
      <text:p text:style-name="P9"/>
      <text:p text:style-name="P3">Sprint 3:</text:p>
      <text:list xml:id="list825526357" text:style-name="L3">
        <text:list-item>
          <text:p text:style-name="P4">Automation:</text:p>
          <text:list>
            <text:list-item>
              <text:p text:style-name="P10">Pass audio to Aeneas for alignment</text:p>
            </text:list-item>
            <text:list-item>
              <text:p text:style-name="P10">Try to generalize a script to download from multiple sources</text:p>
            </text:list-item>
          </text:list>
        </text:list-item>
        <text:list-item>
          <text:p text:style-name="P4">Database Creation:</text:p>
          <text:list>
            <text:list-item>
              <text:p text:style-name="P10">Write script to categorize data in the database for easier extraction</text:p>
            </text:list-item>
          </text:list>
        </text:list-item>
        <text:list-item>
          <text:p text:style-name="P4">Quality of data:</text:p>
          <text:list>
            <text:list-item>
              <text:p text:style-name="P10">Scrape enough data for 6000 hours</text:p>
            </text:list-item>
          </text:list>
        </text:list-item>
      </text:list>
      <text:p text:style-name="P9"/>
      <text:p text:style-name="P3">Sprint 4 <text:span text:style-name="T3">(Integration and Test Sprint) </text:span></text:p>
      <text:list xml:id="list3009494624" text:style-name="L4">
        <text:list-item>
          <text:p text:style-name="P5">Verification:</text:p>
          <text:list>
            <text:list-item>
              <text:p text:style-name="P11">Make a GUI for verification</text:p>
            </text:list-item>
            <text:list-item>
              <text:p text:style-name="P11">Select Random Samples to test the database</text:p>
            </text:list-item>
            <text:list-item>
              <text:p text:style-name="P11">Make a back end with Finetuneas <text:span text:style-name="T2">for human verification</text:span></text:p>
            </text:list-item>
          </text:list>
        </text:list-item>
        <text:list-item>
          <text:p text:style-name="P5">Quality of Data:</text:p>
          <text:list>
            <text:list-item>
              <text:p text:style-name="P11">Remove corrupted dat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42:41.544750206</meta:creation-date>
    <dc:date>2018-09-27T14:59:24.840949375</dc:date>
    <meta:editing-duration>PT3M13S</meta:editing-duration>
    <meta:editing-cycles>3</meta:editing-cycles>
    <meta:generator>LibreOffice/6.0.6.2$Linux_X86_64 LibreOffice_project/0c292870b25a325b5ed35f6b45599d2ea4458e77</meta:generator>
    <meta:document-statistic meta:table-count="0" meta:image-count="0" meta:object-count="0" meta:page-count="1" meta:paragraph-count="31" meta:word-count="181" meta:character-count="1024" meta:non-whitespace-character-count="894"/>
  </office:meta>
</office:document-meta>
</file>